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URW Palladio L" fo:font-size="10pt" officeooo:rsid="000e6d5c" officeooo:paragraph-rsid="000a92a9" style:font-size-asian="10pt" style:font-size-complex="10pt"/>
    </style:style>
    <style:style style:name="P2" style:family="paragraph" style:parent-style-name="Preformatted_20_Text">
      <style:text-properties style:font-name="URW Palladio L" fo:font-size="12pt" officeooo:rsid="000b2c7d" officeooo:paragraph-rsid="000b2c7d" style:font-size-asian="12pt" style:font-size-complex="12pt"/>
    </style:style>
    <style:style style:name="P3" style:family="paragraph" style:parent-style-name="Preformatted_20_Text">
      <style:text-properties style:font-name="URW Palladio L" fo:font-size="12pt" officeooo:rsid="000c1ed5" officeooo:paragraph-rsid="00172648" style:font-size-asian="12pt" style:font-size-complex="12pt"/>
    </style:style>
    <style:style style:name="P4" style:family="paragraph" style:parent-style-name="Preformatted_20_Text">
      <style:text-properties style:font-name="URW Palladio L" fo:font-size="12pt" officeooo:rsid="001ad797" officeooo:paragraph-rsid="001ad797" style:font-size-asian="12pt" style:font-size-complex="12pt"/>
    </style:style>
    <style:style style:name="P5" style:family="paragraph" style:parent-style-name="Preformatted_20_Text">
      <style:text-properties style:font-name="URW Palladio L" fo:font-size="12pt" officeooo:rsid="000c79af" officeooo:paragraph-rsid="00172648" style:font-size-asian="12pt" style:font-size-complex="12pt"/>
    </style:style>
    <style:style style:name="T1" style:family="text">
      <style:text-properties officeooo:rsid="000c79af"/>
    </style:style>
    <style:style style:name="T2" style:family="text">
      <style:text-properties officeooo:rsid="00137f8b"/>
    </style:style>
    <style:style style:name="T3" style:family="text">
      <style:text-properties officeooo:rsid="001b047f"/>
    </style:style>
    <style:style style:name="T4" style:family="text">
      <style:text-properties officeooo:rsid="001cecab"/>
    </style:style>
    <style:style style:name="T5" style:family="text">
      <style:text-properties officeooo:rsid="0025bf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en Higgins C00197373</text:p>
      <text:p text:style-name="P1">Zoltan Fuzesi C00197361</text:p>
      <text:p text:style-name="P1">Robert Scully C00196960</text:p>
      <text:p text:style-name="P1"/>
      <text:p text:style-name="P2">Purpose and Goals</text:p>
      <text:p text:style-name="P2"/>
      <text:p text:style-name="P3">The purpose of this project is to an<text:span text:style-name="T2">a</text:span>yl<text:span text:style-name="T2">s</text:span>is <text:s/>National Car Test (NCT) data to determine <text:span text:style-name="T1">which make, model and year of a vehicle that is more likely to fail a test, common resoans and which Center holds a greater failure rate in the Country. <text:s/>Futhermore, to anaylsis the data to determin opposiste factors that produce a pass rate respectivly, and to understand the reasons as to which factors prodmantely determine a vechicles test outcome. <text:s/>Using the anaylised dataset, prodict a set of sutistics behined which vehicle could potentaly succeed in a future examanotion, thus sugessting the most reliable used car investment by current standarads of the NCT. </text:span></text:p>
      <text:p text:style-name="P3"/>
      <text:p text:style-name="P4">This project proposes to build a distributed network with comercail grade computers, <text:span text:style-name="T5">thus <text:s/></text:span><text:s/><text:span text:style-name="T5">creating a small cluster,</text:span> <text:span text:style-name="T3">executing Python scripts</text:span> to <text:span text:style-name="T5">gather, clean, store and </text:span>anaylsis Road Safty Athuroity (RSA) datasets to achive the above mentioned. <text:s/><text:span text:style-name="T4">Learning outcomes include but are not limited to data implementations and preperations, DataBase and SQL reteivail, MapReduce programming model, Data Minning technecks, Classification, Prediction, Assiosiation, Clustering, Sequential Patterns and Decision Trees. <text:s/>To discover and learn new tecnoligies and furtur incress an understanding of data scinese, its imprtanct and future importance in the IT sectore. </text:span><text:s text:c="2"/></text:p>
      <text:p text:style-name="P3"/>
      <text:p text:style-name="P3"/>
      <text:p text:style-name="P5"><text:s text:c="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7T18:07:42.456311280</dc:date>
    <meta:editing-duration>PT1H32M7S</meta:editing-duration>
    <meta:editing-cycles>31</meta:editing-cycles>
    <meta:document-statistic meta:table-count="0" meta:image-count="0" meta:object-count="0" meta:page-count="1" meta:paragraph-count="7" meta:word-count="209" meta:character-count="1403" meta:non-whitespace-character-count="1187"/>
  </office:meta>
</office:document-meta>
</file>